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ZUTUN: Genaue Einführungsversionen der Sprackkonstrukte angeben, Kritikpunkte chronologisch ordnen, erweiterte Beispiele hinzufügen, Quellen prüfen</text:h>
      <text:h text:style-name="Heading_20_1" text:outline-level="1">Kritik an vJass</text:h>
      <text:p text:style-name="Text_20_body">Wie im Vorwort bereits beschrieben, bin ich der Überzeugung, dass vJass nicht nur viele wichtige Sprachkonstrukte fehlen, sondern auch, dass die Sprache viele Konstrukte eingeführt hat, die vollkommener Müll sind und einen Unwissenden bereits erahnen lassen, dass die Sprache erst nach und nach entwickelt wurde und angesprochenen Müll-Sprachkonstrukte praktisch hinein gepresst wurden, um bestimmte Problemsituationen zu lösen.</text:p>
      <text:p text:style-name="Text_20_body">Sicherlich kommt es, vor allem bei einer auf ein spezielles Spiel also auf eine spezielle Software zugeschnittene, vor, dass bestimmte Sprachkonstrukte sehr von gängigen Programmiersprachen abweichen, um besser auf die Software eingehen zu können und eben auf diese zugeschnitten zu sein. Solange das der Fall ist, erfüllt die Sprache meiner Meinung nach voll und ganz ihren Zweck, insofern die Konstrukte mit halbwegs sinnvollen und verständlichen Syntaxregeln definiert wurden.</text:p>
      <text:p text:style-name="Text_20_body">Im Folgenden werden einige mir wichtige Kritikpunkte an vJass aufgelistet, damit der oder die Leser besser nachvollziehen können, weshalb ich mich unter anderem veranlasst fühlte, eine neue Sprache zu entwickeln.</text:p>
      <text:p text:style-name="Text_20_body">Ich möchte hier noch einmal explizit darauf hinweisen, dass ich vJass trotz meiner starken Kritikpunkte, Jass vorziehe, da es zumindest grundlegende Methoden der generischen, modularen und objektorientierten Programmierung ermöglicht, ganz zu schweigen von Elementen wie „execute“ und „evaluate“, die die Limitation der Deklarationsreihenfolge beheben und auch auf ähnliche Weise in Jass++ existieren bzw. in vJass ihren Ursprung haben.</text:p>
      <text:h text:style-name="Heading_20_2" text:outline-level="2">Jass-Syntax</text:h>
      <text:p text:style-name="Text_20_body">Die Syntax von vJass entspricht größtenteils der von Jass und insgesamt somit deren Schema. Neue Konstrukte wurden so eingeführt, dass sie wie z. B. der „globals-Block“ ebenfalls mit einem end&lt;Blockbezeichner&gt;-Ausdruck wieder geschlossen wurden.</text:p>
      <text:p text:style-name="Text_20_body">Die Schlüsselwörter „set“ und „call“ wurden beibehalten. Schleifen mussten weiterhin, in vielen Fällen recht umständlich, mit den Schlüsselwörtern „loop“, „exitwhen“ und „endloop“ definiert werden.</text:p>
      <text:p text:style-name="Text_20_body">Auch neue Operatoren wie „++“ oder einfachere Funktionsdeklarationen (anstatt „function &lt;Bezeichner&gt; takes &lt;Parameter&gt; returns &lt;Rückgabetyp&gt;“) wurden nicht eingeführt.</text:p>
      <text:p text:style-name="Text_20_body">Erst mit Zinc brachte Vexorian eine zusätzliche Erweiterung zu vJass heraus, die zumindest einige der genannten Merkmale verbesserte, geschweifte Klammern einführte usw.</text:p>
      <text:p text:style-name="Text_20_body">Jedoch war auch hier zu verzeichnen, dass sehr merkwürdige und eigenwillige Sprachkonstrukte auftraten. Z. B. musste der Rückgabetyp einer Funktion mit einem Zeigeroperator hinter den Parametern stehen („function &lt;Bezeichner&gt; &lt;Parameter&gt; → &lt;Rückgabetyp&gt;“).</text:p>
      <text:p text:style-name="Text_20_body">Meine Empfehlung hätte schon damals gelautet, dass Vexorian doch bitte gleich eine schneller zu schreibende und flexiblere Syntax als die von Jass einführen sollte.</text:p>
      <text:h text:style-name="Heading_20_2" text:outline-level="2">Bibliotheken und Gültigkeitsbereiche</text:h>
      <text:p text:style-name="Text_20_body">In vJass existieren Bibliotheken („libraries“) und Gültigkeitsbereiche („scopes“). Ich bin der Meinung, dass es vollkommener Schwachsinn ist, beide Sprachkonstrukte beizubehalten. <text:soft-page-break/>Gültigkeitsbereiche können verschachtelt werden, dafür aber nichts Anfordern und bei Bibliotheken ist es genau umgekehrt.</text:p>
      <text:p text:style-name="Text_20_body">Initialisierer wurden nachträglich auch für Gültigkeitsbereiche eingeführt.</text:p>
      <text:p text:style-name="Text_20_body">Jass++ erlaubt Anforderungen (siehe „Deklarationsvoraussetzungen“) für eine ganze Reihe von Sprachkonstrukten, weshalb z. B. eine Klasse nicht in einem Paket deklariert werden muss, nur damit sie benötigte Funktionen anfordern kann.</text:p>
      <text:p text:style-name="Text_20_body">So war es in meinem Projekt „ASL“ der Fall, dass ich sämtliche Strukturdeklarationen auf Bibliotheken aufteilte und somit aber auch nichts verschachteln konnte, weshalb ich auf meine Bezeichner und Zugriffsbeziehungen achten musste.</text:p>
      <text:h text:style-name="Heading_20_2" text:outline-level="2">„protected“ und „package“/“library“</text:h>
      <text:p text:style-name="Text_20_body">In Jass++ können Elemente einer Klasse als „protected“ deklariert werden, was gängiger Programmiersprachenstandard ist, zumindest für die objektorientierten.</text:p>
      <text:p text:style-name="Text_20_body">Des Weiteren kann der Qualifizierer „package“ hinzugefügt werden, damit auch die Zugriffsbeziehungen mit dem Paket geklärt werden.</text:p>
      <text:p text:style-name="Text_20_body">In vJass kann man weder die Zugriffsbeziehungen zur abgeleiteten Klasse als geschützt definieren, noch irgendwelche zur Bibliothek oder dem Gültigkeitsbereich. Nur Funktionen innerhalb von Bibliotheken bzw. Gültigkeitsbereichen können entweder global oder zwangsweise mit dem Bereichsbezeichner als Präfix definiert werden („&lt;Bereichsbezeichner&gt;_&lt;Bezeichner&gt;“). Lustigerweise werden dabei die Bezeichnerebenen mit einem Unterstrich getrennt. Bei statischen Eigenschaften und Methoden von Strukturen wird jedoch ein Punkt verwendet.</text:p>
      <text:h text:style-name="Heading_20_2" text:outline-level="2">Strukturen</text:h>
      <text:p text:style-name="Text_20_body">Anstatt Klassen einzuführen, waren es Strukturen, die in vJass ihren Platz fanden. Das ist zwar nur eine Kleinigkeit, hätte sich aber dennoch und vor allem in der heutigen Zeit durchaus vermeiden lassen können.</text:p>
      <text:p text:style-name="Text_20_body">Des Weiteren ist es wenig umständlich den Konstruktor zu definieren bzw. dann eben auch den der Elternklasse aufzurufen, da es sich um statische Methoden handelt.</text:p>
      <text:p text:style-name="Text_20_body">Leider ist die später eingeführte Größenbeschränkung für Sturkturen bzw. die Beschränkung der Anzahl ihrer möglichen Instanzen auch nicht optimal.</text:p>
      <text:p text:style-name="Text_20_body">So kann man von Strukturen mit Größenbeschränkungen schlicht und ergreifend nicht ableiten (Quelle nochmals prüfen!!!).</text:p>
      <text:p text:style-name="Text_20_body">Außerdem wurde auch irgendwann erlaubt, von Arrays abzuleiten und praktisch eine Struktur zu deklarieren, die sich nach außen hin ähnlich wie ein Array verhält, was manchmal zwar recht praktisch erscheinen mag, jedoch den Anwender genauso verwirren kann.</text:p>
      <text:h text:style-name="Heading_20_2" text:outline-level="2">Textmakros und Module</text:h>
      <text:p text:style-name="Text_20_body">Textmakros sind relativ praktisch und entsprechen sozusagen den selbst definierten Präprozessoren in C/C++. Leider sind auch sie in vJass sehr limitiert. Sie können nicht verschachtelt werden, was ein enormer Nachteil sein kann wenn man z. B. wie in meinem „ASL“-Projekt ein Textmakro für einen generischen Listentyp definiert, in welchem man Textmakros für generische Testfunktionen- und -methoden benötigt.</text:p>
      <text:p text:style-name="Text_20_body">Nachträglich wurden Module in vJass eingeführt, die ich persönlich ebenfalls für schwachsinnig halte. Sie sind eine Art Ansatz, typsichere Textmakros zur Verfügung zu stellen. Da Textmakros aber sowieso zur Kompilierzeit ausgewertet werden, ist dies meiner Meinung nach unnötig. Des <text:soft-page-break/>Weiteren kann man keine privaten Elemente und Methoden in Modulen verwenden und in einer Struktur implementieren, was dem Maß an Schwachsinn einen großen Zuwachs beschert.</text:p>
      <text:h text:style-name="Heading_20_2" text:outline-level="2">„delegate“</text:h>
      <text:p text:style-name="Text_20_body">„delegates“ also Abgesandte sind ebenfalls lustige Sprachkonstrukte, die es einem erlauben, zu verbergen, dass eigentlich die Methode eines enthaltenen Struktur-Elements aufgerufen wird, was rein gar nichts bringt, außer vielleicht ein wenig verringerter Tippaufwand bzw. das Sparen einer etwas längeren Vererbungskette.</text:p>
      <text:h text:style-name="Heading_20_2" text:outline-level="2">Operatoren</text:h>
      <text:p text:style-name="Text_20_body">Irgendwann wurde dann auch schließlich die Operatorenüberladung eingeführt. Zumindest so halbwegs. Global konnte man sowieso keine Operatoren überladen und innerhalb von Strukturen nur „[]“, „&lt;“ und „[]=“. Außerdem kam Vexorian auf die lustige Idee, das „operator“-Schlüsselwort, anstatt wie in C++ für implizite Typkonvertierungen, für unsichtbare „set“- und „get“-Methoden zu verwenden.</text:p>
      <text:p text:style-name="Text_20_body">Diese unsichtbaren Methoden gibt es in dieser Form z. B. auch in C# und reduzieren dort zumindest den Tippaufwand, verwirren jedoch meiner Meinung nach mehr, da man von außen sozusagen nicht mehr sieht, ob eine Methode aufgerufen wird oder die Variable direkt gesetzt bzw. ihr Inhalt erhalten wird.</text:p>
      <text:p text:style-name="Text_20_body">Der Gipfel des Guten ist, dass dieses Sprachkonstrukt in vJass den Tippaufwand nicht verringert, sondern auch noch erhöht.</text:p>
      <text:p text:style-name="Text_20_body">Man muss ja jedes mal das Schlüsselwort „operator“ ausschreiben und dann auch noch zusätzlich den Elementnamen.</text:p>
      <text:h text:style-name="Heading_20_2" text:outline-level="2">Der Index-Operator</text:h>
      <text:p text:style-name="Text_20_body">„Was war da denn los? Man weiß es nicht.“. Mehr fällt mir zu einem weiteren lustigen Merkmal der Sprache nicht ein. Eine neue Form des Indexoperators fand schließlich ihren Platz in vJass. Anstatt den Index wie gewohnt in eckige Klammern zu packen, konnte man ihn auch mit einem Doppelpunkt voranstellen. Mir ist wohl bewusst, dass es in C/C++ auch die lustige Möglichkeit gibt, den Index mit dem Variablenausdruck zu vertauschen, wovon ich nicht viel halte, aber hätte es unbedingt ein Doppelpunkt sein müssen?</text:p>
      <text:h text:style-name="Heading_20_2" text:outline-level="2">„stub“-Methoden</text:h>
      <text:p text:style-name="Text_20_body">Dies ist eigentlich kein aktueller Kritikpunkt mehr, da Methoden mittels des Schlüsselworts „stub“ ja inzwischen überschreibbar gemacht werden können, jedoch kam dieses Schlüsselwort reichlich spät. Vorher war es lediglich möglich, eine Schnittstelle („interface“) zu implementieren und damit eine gewisse Abstraktion für Methoden zu erreichen.</text:p>
      <text:h text:style-name="Heading_20_2" text:outline-level="2">Mehrdimensionale Arrays</text:h>
      <text:p text:style-name="Text_20_body">Mehrdimensionale Arrays sind in vJass möglich, müssen aber auf unkonventionelle Weise deklariert werden ….</text:p>
      <text:p text:style-name="P1"/>
      <text:p text:style-name="Text_20_body">Post:</text:p>
      <text:p text:style-name="Text_20_body">vJass should simply allow nested libraries and maybe some kind of "using" keyword.</text:p>
      <text:p text:style-name="Text_20_body">I've always hated this "delegate" crap which is completely misleading and unnecessary in my opinion (like modules etc.).</text:p>
      <text:p text:style-name="Text_20_body">If this would be possible scopes became deprecated (decreasing complexity of language and unify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6-11T12:39:45.53</meta:creation-date>
    <meta:generator>OpenOffice.org/3.1$Win32 OpenOffice.org_project/310m11$Build-9399</meta:generator>
    <dc:date>2010-06-11T13:55:33.41</dc:date>
    <meta:editing-duration>PT01H13M29S</meta:editing-duration>
    <meta:editing-cycles>29</meta:editing-cycles>
    <meta:document-statistic meta:table-count="0" meta:image-count="0" meta:object-count="0" meta:page-count="4" meta:paragraph-count="48" meta:word-count="1240" meta:character-count="9022"/>
  </office:meta>
</office:document-meta>
</file>